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ff"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629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15.875cm" svg:height="4.75cm" svg:x="0cm" svg:y="0cm">
          <text:p/>
        </draw:rect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1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39$Build-9242</meta:generator>
    <meta:creation-date>2004-02-17T11:46:47</meta:creation-date>
    <dc:date>2004-02-17T11:48:40</dc:date>
    <meta:editing-cycles>3</meta:editing-cycles>
    <meta:editing-duration>PT1M56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